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99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18" style:family="table-cell" style:parent-style-name="Default" style:data-style-name="N142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99pt solid #000000" fo:background-color="transparent" fo:border-left="none" fo:border-right="none" fo:border-top="none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order-bottom="0.99pt solid #000000" fo:border-left="none" fo:border-right="none" fo:border-top="none"/>
    </style:style>
    <style:style style:name="ce11" style:family="table-cell" style:parent-style-name="Default" style:data-style-name="N0">
      <style:table-cell-properties fo:border="none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99pt solid #000000" fo:border-left="none" fo:border-right="none" fo:border-top="none"/>
    </style:style>
    <style:style style:name="ce14" style:family="table-cell" style:parent-style-name="Default" style:data-style-name="N2">
      <style:table-cell-properties fo:border="none"/>
    </style:style>
    <style:style style:name="ce2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2" table:default-cell-style-name="Default"/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gib</text:p>
          </table:table-cell>
          <table:table-cell office:value-type="string" calcext:value-type="string">
            <text:p>unique</text:p>
          </table:table-cell>
          <table:table-cell table:style-name="Default" office:value-type="string" calcext:value-type="string">
            <text:p>unique_perc</text:p>
          </table:table-cell>
          <table:table-cell office:value-type="string" calcext:value-type="string">
            <text:p>query_sec</text:p>
          </table:table-cell>
          <table:table-cell office:value-type="string" calcext:value-type="string">
            <text:p>unload_sec</text:p>
          </table:table-cell>
          <table:table-cell table:style-name="Default" office:value-type="string" calcext:value-type="string">
            <text:p>keys</text:p>
          </table:table-cell>
          <table:table-cell table:style-name="Default" office:value-type="string" calcext:value-type="string">
            <text:p>MiBps_per_machine</text:p>
          </table:table-cell>
          <table:table-cell table:style-name="Default" office:value-type="string" calcext:value-type="string">
            <text:p>MiBps_per_cor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5d.2/L1</text:p>
          </table:table-cell>
          <table:table-cell office:value-type="string" calcext:value-type="string">
            <text:p>z1d.3/L1</text:p>
          </table:table-cell>
          <table:table-cell office:value-type="string" calcext:value-type="string">
            <text:p>z1d.3/Base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100*[.B2]/([.A2]*POWER(1024; 3)/16)" office:value-type="float" office:value="0.00000186264514923096" calcext:value-type="float">
            <text:p>0.0000018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2]*POWER(1024; 1) / [.E2]" office:value-type="float" office:value="1170.28571428571" calcext:value-type="float">
            <text:p>1170.29</text:p>
          </table:table-cell>
          <table:table-cell table:formula="of:= [.G2]/12" office:value-type="float" office:value="97.5238095238095" calcext:value-type="float">
            <text:p>97.52</text:p>
          </table:table-cell>
          <table:table-cell/>
          <table:table-cell table:style-name="ce12" office:value-type="float" office:value="0.841" calcext:value-type="float">
            <text:p>0.84</text:p>
          </table:table-cell>
          <table:table-cell table:style-name="ce12" office:value-type="float" office:value="0.616" calcext:value-type="float">
            <text:p>0.62</text:p>
          </table:table-cell>
          <table:table-cell table:style-name="ce12" table:formula="of:=526465/POWER(10; 6)" office:value-type="float" office:value="0.526465" calcext:value-type="float">
            <text:p>0.53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3]/([.A3]*POWER(1024; 3)/16)" office:value-type="float" office:value="0.186264514923096" calcext:value-type="float">
            <text:p>0.1862645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$A3]*POWER(1024; 1) / [.E3]" office:value-type="float" office:value="682.666666666667" calcext:value-type="float">
            <text:p>682.67</text:p>
          </table:table-cell>
          <table:table-cell table:formula="of:= [.G3]/12" office:value-type="float" office:value="56.8888888888889" calcext:value-type="float">
            <text:p>56.89</text:p>
          </table:table-cell>
          <table:table-cell/>
          <table:table-cell table:style-name="ce12" table:formula="of:=3071123/POWER(10; 6)" office:value-type="float" office:value="3.071123" calcext:value-type="float">
            <text:p>3.07</text:p>
          </table:table-cell>
          <table:table-cell table:style-name="ce12" table:formula="of:=2666723/POWER(10; 6)" office:value-type="float" office:value="2.666723" calcext:value-type="float">
            <text:p>2.67</text:p>
          </table:table-cell>
          <table:table-cell table:style-name="ce12" table:formula="of:=5064556 /POWER(10; 6)" office:value-type="float" office:value="5.064556" calcext:value-type="float">
            <text:p>5.06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843546" calcext:value-type="float">
            <text:p>2684354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$A4]*POWER(1024; 1) / [.E4]" office:value-type="float" office:value="327.68" calcext:value-type="float">
            <text:p>327.68</text:p>
          </table:table-cell>
          <table:table-cell table:formula="of:= [.G4]/12" office:value-type="float" office:value="27.3066666666667" calcext:value-type="float">
            <text:p>27.31</text:p>
          </table:table-cell>
          <table:table-cell/>
          <table:table-cell table:style-name="ce12" table:formula="of:=6107089/POWER(10; 6)" office:value-type="float" office:value="6.107089" calcext:value-type="float">
            <text:p>6.11</text:p>
          </table:table-cell>
          <table:table-cell table:style-name="ce12" table:formula="of:=4723070/POWER(10; 6)" office:value-type="float" office:value="4.72307" calcext:value-type="float">
            <text:p>4.72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8435460" calcext:value-type="float">
            <text:p>268435460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$A5]*POWER(1024; 1) / [.E5]" office:value-type="float" office:value="356.173913043478" calcext:value-type="float">
            <text:p>356.17</text:p>
          </table:table-cell>
          <table:table-cell table:formula="of:= [.G5]/12" office:value-type="float" office:value="29.6811594202899" calcext:value-type="float">
            <text:p>29.68</text:p>
          </table:table-cell>
          <table:table-cell/>
          <table:table-cell table:style-name="ce12"/>
          <table:table-cell table:style-name="ce12" table:formula="of:=7577374/POWER(10; 6)" office:value-type="float" office:value="7.577374" calcext:value-type="float">
            <text:p>7.58</text:p>
          </table:table-cell>
          <table:table-cell table:number-columns-repeated="10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36870912" calcext:value-type="float">
            <text:p>5368709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$A6]*POWER(1024; 1) / [.E6]" office:value-type="float" office:value="372.363636363636" calcext:value-type="float">
            <text:p>372.36</text:p>
          </table:table-cell>
          <table:table-cell table:style-name="ce13" table:formula="of:= [.G6]/12" office:value-type="float" office:value="31.030303030303" calcext:value-type="float">
            <text:p>31.03</text:p>
          </table:table-cell>
          <table:table-cell table:style-name="ce1"/>
          <table:table-cell table:style-name="ce13"/>
          <table:table-cell table:style-name="ce13" table:formula="of:=8397538/POWER(10; 6)" office:value-type="float" office:value="8.397538" calcext:value-type="float">
            <text:p>8.40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100*[.B7]/([.A7]*POWER(1024; 3)/16)" office:value-type="float" office:value="0.00000186264514923096" calcext:value-type="float">
            <text:p>0.00000186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$A7]*POWER(1024; 1) / [.E7]" office:value-type="float" office:value="1024" calcext:value-type="float">
            <text:p>1024.00</text:p>
          </table:table-cell>
          <table:table-cell table:style-name="ce14" table:formula="of:= [.G7]/12" office:value-type="float" office:value="85.3333333333333" calcext:value-type="float">
            <text:p>85.33</text:p>
          </table:table-cell>
          <table:table-cell table:style-name="ce2"/>
          <table:table-cell table:style-name="ce14"/>
          <table:table-cell/>
          <table:table-cell table:style-name="ce2" table:number-columns-repeated="101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8]/([.A8]*POWER(1024; 3)/16)" office:value-type="float" office:value="0.186264514923096" calcext:value-type="float">
            <text:p>0.18626451</text:p>
          </table:table-cell>
          <table:table-cell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$A8]*POWER(1024; 1) / [.E8]" office:value-type="float" office:value="630.153846153846" calcext:value-type="float">
            <text:p>630.15</text:p>
          </table:table-cell>
          <table:table-cell table:style-name="ce14" table:formula="of:= [.G8]/12" office:value-type="float" office:value="52.5128205128205" calcext:value-type="float">
            <text:p>52.51</text:p>
          </table:table-cell>
          <table:table-cell table:style-name="ce2"/>
          <table:table-cell table:style-name="ce14"/>
          <table:table-cell/>
          <table:table-cell table:style-name="ce2" table:number-columns-repeated="101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843546" calcext:value-type="float">
            <text:p>2684354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$A9]*POWER(1024; 1) / [.E9]" office:value-type="float" office:value="682.666666666667" calcext:value-type="float">
            <text:p>682.67</text:p>
          </table:table-cell>
          <table:table-cell table:style-name="ce14" table:formula="of:= [.G9]/12" office:value-type="float" office:value="56.8888888888889" calcext:value-type="float">
            <text:p>56.89</text:p>
          </table:table-cell>
          <table:table-cell table:style-name="ce2"/>
          <table:table-cell table:style-name="ce14" table:number-columns-repeated="2"/>
          <table:table-cell table:style-name="ce2" table:number-columns-repeated="1011"/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68435460" calcext:value-type="float">
            <text:p>26843546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$A10]*POWER(1024; 1) / [.E10]" office:value-type="float" office:value="1170.28571428571" calcext:value-type="float">
            <text:p>1170.29</text:p>
          </table:table-cell>
          <table:table-cell table:style-name="ce14" table:formula="of:= [.G10]/12" office:value-type="float" office:value="97.5238095238095" calcext:value-type="float">
            <text:p>97.52</text:p>
          </table:table-cell>
          <table:table-cell table:style-name="ce2" office:value-type="string" calcext:value-type="string">
            <text:p>load 1.5min</text:p>
          </table:table-cell>
          <table:table-cell table:style-name="ce2" table:number-columns-repeated="1013"/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36870912" calcext:value-type="float">
            <text:p>53687091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3" table:formula="of:=[.$A11]*POWER(1024; 1) / [.E11]" office:value-type="float" office:value="1024" calcext:value-type="float">
            <text:p>1024.00</text:p>
          </table:table-cell>
          <table:table-cell table:style-name="ce13" table:formula="of:= [.G11]/12" office:value-type="float" office:value="85.3333333333333" calcext:value-type="float">
            <text:p>85.33</text:p>
          </table:table-cell>
          <table:table-cell table:style-name="ce1"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100*[.B12]/([.A12]*POWER(1024; 3)/16)" office:value-type="float" office:value="0.00000033113691541884" calcext:value-type="float">
            <text:p>0.0000003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A12]*POWER(1024; 1) / [.E12]" office:value-type="float" office:value="2710.58823529412" calcext:value-type="float">
            <text:p>2710.59</text:p>
          </table:table-cell>
          <table:table-cell table:formula="of:= [.G12]/12" office:value-type="float" office:value="225.882352941176" calcext:value-type="float">
            <text:p>225.88</text:p>
          </table:table-cell>
          <table:table-cell table:number-columns-repeated="2"/>
          <table:table-cell table:style-name="ce12" table:formula="of:=1948245/POWER(10; 6)" office:value-type="float" office:value="1.948245" calcext:value-type="float">
            <text:p>1.95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13]/([.A13]*POWER(1024; 3)/16)" office:value-type="float" office:value="0.0331136915418837" calcext:value-type="float">
            <text:p>0.0331136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$A13]*POWER(1024; 1) / [.E13]" office:value-type="float" office:value="2560" calcext:value-type="float">
            <text:p>2560.00</text:p>
          </table:table-cell>
          <table:table-cell table:formula="of:= [.G13]/12" office:value-type="float" office:value="213.333333333333" calcext:value-type="float">
            <text:p>213.33</text:p>
          </table:table-cell>
          <table:table-cell table:number-columns-repeated="2"/>
          <table:table-cell table:style-name="ce12" table:formula="of:=11677732 /POWER(10; 6)" office:value-type="float" office:value="11.677732" calcext:value-type="float">
            <text:p>11.68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994940" calcext:value-type="float">
            <text:p>150994940</text:p>
          </table:table-cell>
          <table:table-cell table:style-name="Default" office:value-type="float" office:value="5" calcext:value-type="float">
            <text:p>5</text:p>
          </table:table-cell>
          <table:table-cell table:style-name="ce6"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$A14]*POWER(1024; 1) / [.E14]" office:value-type="float" office:value="480" calcext:value-type="float">
            <text:p>480.00</text:p>
          </table:table-cell>
          <table:table-cell table:formula="of:= [.G14]/12" office:value-type="float" office:value="40" calcext:value-type="float">
            <text:p>40.00</text:p>
          </table:table-cell>
          <table:table-cell table:number-columns-repeated="2"/>
          <table:table-cell table:style-name="ce12" table:formula="of:=33079106 /POWER(10; 6)" office:value-type="float" office:value="33.079106" calcext:value-type="float">
            <text:p>33.08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9949400" calcext:value-type="float">
            <text:p>1509949400</text:p>
          </table:table-cell>
          <table:table-cell table:style-name="Default" office:value-type="float" office:value="50" calcext:value-type="float">
            <text:p>5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$A15]*POWER(1024; 1) / [.E15]" office:value-type="float" office:value="485.052631578947" calcext:value-type="float">
            <text:p>485.05</text:p>
          </table:table-cell>
          <table:table-cell table:formula="of:= [.G15]/12" office:value-type="float" office:value="40.421052631579" calcext:value-type="float">
            <text:p>40.42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19898880" calcext:value-type="float">
            <text:p>3019898880</text:p>
          </table:table-cell>
          <table:table-cell table:style-name="ce1" office:value-type="float" office:value="100" calcext:value-type="float">
            <text:p>100</text:p>
          </table:table-cell>
          <table:table-cell table:style-name="ce7" office:value-type="float" office:value="91" calcext:value-type="float">
            <text:p>91</text:p>
          </table:table-cell>
          <table:table-cell table:style-name="ce1" office:value-type="float" office:value="95" calcext:value-type="float">
            <text:p>95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$A16]*POWER(1024; 1) / [.E16]" office:value-type="float" office:value="485.052631578947" calcext:value-type="float">
            <text:p>485.05</text:p>
          </table:table-cell>
          <table:table-cell table:style-name="ce13" table:formula="of:= [.G16]/12" office:value-type="float" office:value="40.421052631579" calcext:value-type="float">
            <text:p>40.42</text:p>
          </table:table-cell>
          <table:table-cell table:style-name="ce1" office:value-type="string" calcext:value-type="string">
            <text:p>load 8min</text:p>
          </table:table-cell>
          <table:table-cell table:style-name="ce1" table:number-columns-repeated="1013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100*[.B17]/([.A17]*POWER(1024; 3)/16)" office:value-type="float" office:value="0.00000033113691541884" calcext:value-type="float">
            <text:p>0.00000033</text:p>
          </table:table-cell>
          <table:table-cell table:style-name="ce6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17]*POWER(1024; 1) / [.E17]" office:value-type="float" office:value="2003.47826086957" calcext:value-type="float">
            <text:p>2003.48</text:p>
          </table:table-cell>
          <table:table-cell table:formula="of:= [.G17]/12" office:value-type="float" office:value="166.95652173913" calcext:value-type="float">
            <text:p>166.9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18]/([.A18]*POWER(1024; 3)/16)" office:value-type="float" office:value="0.0331136915418837" calcext:value-type="float">
            <text:p>0.03311369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18]*POWER(1024; 1) / [.E18]" office:value-type="float" office:value="2094.54545454545" calcext:value-type="float">
            <text:p>2094.55</text:p>
          </table:table-cell>
          <table:table-cell table:formula="of:= [.G18]/12" office:value-type="float" office:value="174.545454545455" calcext:value-type="float">
            <text:p>174.55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0994940" calcext:value-type="float">
            <text:p>150994940</text:p>
          </table:table-cell>
          <table:table-cell table:style-name="Default" office:value-type="float" office:value="5" calcext:value-type="float">
            <text:p>5</text:p>
          </table:table-cell>
          <table:table-cell table:style-name="ce6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19]*POWER(1024; 1) / [.E19]" office:value-type="float" office:value="2003.47826086957" calcext:value-type="float">
            <text:p>2003.48</text:p>
          </table:table-cell>
          <table:table-cell table:formula="of:= [.G19]/12" office:value-type="float" office:value="166.95652173913" calcext:value-type="float">
            <text:p>166.9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1509949400" calcext:value-type="float">
            <text:p>1509949400</text:p>
          </table:table-cell>
          <table:table-cell table:style-name="ce2" office:value-type="float" office:value="50" calcext:value-type="float">
            <text:p>50</text:p>
          </table:table-cell>
          <table:table-cell table:style-name="ce8" office:value-type="float" office:value="23" calcext:value-type="float">
            <text:p>2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14" table:formula="of:=[.$A21]*POWER(1024; 1) / [.E20]" office:value-type="float" office:value="2003.47826086957" calcext:value-type="float">
            <text:p>2003.48</text:p>
          </table:table-cell>
          <table:table-cell table:style-name="ce14" table:formula="of:= [.G20]/12" office:value-type="float" office:value="166.95652173913" calcext:value-type="float">
            <text:p>166.96</text:p>
          </table:table-cell>
          <table:table-cell table:style-name="ce2" office:value-type="string" calcext:value-type="string">
            <text:p>load 8min</text:p>
          </table:table-cell>
          <table:table-cell table:number-columns-repeated="101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3019898880" calcext:value-type="float">
            <text:p>301989888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3" table:formula="of:=[.$A21]*POWER(1024; 1) / [.E21]" office:value-type="float" office:value="2003.47826086957" calcext:value-type="float">
            <text:p>2003.48</text:p>
          </table:table-cell>
          <table:table-cell table:style-name="ce13" table:formula="of:= [.G21]/12" office:value-type="float" office:value="166.95652173913" calcext:value-type="float">
            <text:p>166.96</text:p>
          </table:table-cell>
          <table:table-cell table:style-name="ce1"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100*[.B22]/([.A22]*POWER(1024; 3)/16)" office:value-type="float" office:value="0.00000016556845770942" calcext:value-type="float">
            <text:p>0.0000001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0" calcext:value-type="float">
            <text:p>0</text:p>
          </table:table-cell>
          <table:table-cell table:formula="of:=[.$A22]*POWER(1024; 1) / [.E22]" office:value-type="float" office:value="4189.09090909091" calcext:value-type="float">
            <text:p>4189.09</text:p>
          </table:table-cell>
          <table:table-cell table:formula="of:= [.G22]/12" office:value-type="float" office:value="349.090909090909" calcext:value-type="float">
            <text:p>349.09</text:p>
          </table:table-cell>
          <table:table-cell office:value-type="string" calcext:value-type="string">
            <text:p>load 12min</text:p>
          </table:table-cell>
          <table:table-cell/>
          <table:table-cell table:style-name="ce12" table:formula="of:=14742292 /POWER(10; 6)" office:value-type="float" office:value="14.742292" calcext:value-type="float">
            <text:p>14.74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23]/([.A23]*POWER(1024; 3)/16)" office:value-type="float" office:value="0.0165568457709418" calcext:value-type="float">
            <text:p>0.0165568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ce14" table:formula="of:=[.$A24]*POWER(1024; 1) / [.E23]" office:value-type="float" office:value="2425.26315789474" calcext:value-type="float">
            <text:p>2425.26</text:p>
          </table:table-cell>
          <table:table-cell table:formula="of:= [.G23]/12" office:value-type="float" office:value="202.105263157895" calcext:value-type="float">
            <text:p>202.11</text:p>
          </table:table-cell>
          <table:table-cell table:number-columns-repeated="2"/>
          <table:table-cell table:style-name="ce12" table:formula="of:=32861883  /POWER(10; 6)" office:value-type="float" office:value="32.861883" calcext:value-type="float">
            <text:p>32.86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1989890" calcext:value-type="float">
            <text:p>301989890</text:p>
          </table:table-cell>
          <table:table-cell table:style-name="Default" office:value-type="float" office:value="5" calcext:value-type="float">
            <text:p>5</text:p>
          </table:table-cell>
          <table:table-cell table:style-name="ce6" table:formula="of:=2*60+51" office:value-type="float" office:value="171" calcext:value-type="float">
            <text:p>171</text:p>
          </table:table-cell>
          <table:table-cell table:formula="of:=2*60+55" office:value-type="float" office:value="175" calcext:value-type="float">
            <text:p>175</text:p>
          </table:table-cell>
          <table:table-cell table:style-name="Default" office:value-type="float" office:value="0" calcext:value-type="float">
            <text:p>0</text:p>
          </table:table-cell>
          <table:table-cell table:formula="of:=[.$A24]*POWER(1024; 1) / [.E24]" office:value-type="float" office:value="526.628571428571" calcext:value-type="float">
            <text:p>526.63</text:p>
          </table:table-cell>
          <table:table-cell table:formula="of:= [.G24]/12" office:value-type="float" office:value="43.8857142857143" calcext:value-type="float">
            <text:p>43.89</text:p>
          </table:table-cell>
          <table:table-cell office:value-type="string" calcext:value-type="string">
            <text:p>load 15.5min</text:p>
          </table:table-cell>
          <table:table-cell/>
          <table:table-cell table:style-name="ce12" table:formula="of:=92481706  /POWER(10; 6)" office:value-type="float" office:value="92.481706" calcext:value-type="float">
            <text:p>92.4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19898900" calcext:value-type="float">
            <text:p>3019898900</text:p>
          </table:table-cell>
          <table:table-cell table:style-name="Default" office:value-type="float" office:value="50" calcext:value-type="float">
            <text:p>50</text:p>
          </table:table-cell>
          <table:table-cell table:style-name="ce6" table:formula="of:=3*60+4" office:value-type="float" office:value="184" calcext:value-type="float">
            <text:p>184</text:p>
          </table:table-cell>
          <table:table-cell table:formula="of:=3*60+4" office:value-type="float" office:value="184" calcext:value-type="float">
            <text:p>184</text:p>
          </table:table-cell>
          <table:table-cell table:style-name="Default" office:value-type="float" office:value="0" calcext:value-type="float">
            <text:p>0</text:p>
          </table:table-cell>
          <table:table-cell table:formula="of:=[.$A25]*POWER(1024; 1) / [.E25]" office:value-type="float" office:value="500.869565217391" calcext:value-type="float">
            <text:p>500.87</text:p>
          </table:table-cell>
          <table:table-cell table:formula="of:= [.G25]/12" office:value-type="float" office:value="41.7391304347826" calcext:value-type="float">
            <text:p>41.74</text:p>
          </table:table-cell>
          <table:table-cell office:value-type="string" calcext:value-type="string">
            <text:p>load 16min</text:p>
          </table:table-cell>
          <table:table-cell table:number-columns-repeated="1014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39797760" calcext:value-type="float">
            <text:p>6039797760</text:p>
          </table:table-cell>
          <table:table-cell table:style-name="ce1" office:value-type="float" office:value="100" calcext:value-type="float">
            <text:p>100</text:p>
          </table:table-cell>
          <table:table-cell table:style-name="ce7" table:formula="of:=2*60+55" office:value-type="float" office:value="175" calcext:value-type="float">
            <text:p>175</text:p>
          </table:table-cell>
          <table:table-cell table:style-name="ce1" table:formula="of:=3*60+1" office:value-type="float" office:value="181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3" table:formula="of:=[.$A26]*POWER(1024; 1) / [.E26]" office:value-type="float" office:value="509.171270718232" calcext:value-type="float">
            <text:p>509.17</text:p>
          </table:table-cell>
          <table:table-cell table:style-name="ce13" table:formula="of:= [.G26]/12" office:value-type="float" office:value="42.4309392265193" calcext:value-type="float">
            <text:p>42.43</text:p>
          </table:table-cell>
          <table:table-cell table:style-name="ce1"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100*[.B27]/([.A27]*POWER(1024; 3)/16)" office:value-type="float" office:value="0.00000016556845770942" calcext:value-type="float">
            <text:p>0.000000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Default" office:value-type="float" office:value="2" calcext:value-type="float">
            <text:p>2</text:p>
          </table:table-cell>
          <table:table-cell table:formula="of:=[.$A27]*POWER(1024; 1) / [.E27]" office:value-type="float" office:value="2792.72727272727" calcext:value-type="float">
            <text:p>2792.73</text:p>
          </table:table-cell>
          <table:table-cell table:formula="of:= [.G27]/12" office:value-type="float" office:value="232.727272727273" calcext:value-type="float">
            <text:p>232.73</text:p>
          </table:table-cell>
          <table:table-cell office:value-type="string" calcext:value-type="string">
            <text:p>load 16min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POWER(10; 6)" office:value-type="float" office:value="1000000" calcext:value-type="float">
            <text:p>1000000</text:p>
          </table:table-cell>
          <table:table-cell table:formula="of:=100*[.B28]/([.A28]*POWER(1024; 3)/16)" office:value-type="float" office:value="0.0165568457709418" calcext:value-type="float">
            <text:p>0.01655685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Default" office:value-type="float" office:value="2" calcext:value-type="float">
            <text:p>2</text:p>
          </table:table-cell>
          <table:table-cell table:formula="of:=[.$A28]*POWER(1024; 1) / [.E28]" office:value-type="float" office:value="2363.07692307692" calcext:value-type="float">
            <text:p>2363.08</text:p>
          </table:table-cell>
          <table:table-cell table:formula="of:= [.G28]/12" office:value-type="float" office:value="196.923076923077" calcext:value-type="float">
            <text:p>196.92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1989890" calcext:value-type="float">
            <text:p>30198989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Default" office:value-type="float" office:value="2" calcext:value-type="float">
            <text:p>2</text:p>
          </table:table-cell>
          <table:table-cell table:formula="of:=[.$A29]*POWER(1024; 1) / [.E29]" office:value-type="float" office:value="2425.26315789474" calcext:value-type="float">
            <text:p>2425.26</text:p>
          </table:table-cell>
          <table:table-cell table:formula="of:= [.G29]/12" office:value-type="float" office:value="202.105263157895" calcext:value-type="float">
            <text:p>202.11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19898900" calcext:value-type="float">
            <text:p>301989890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office:value-type="float" office:value="38" calcext:value-type="float">
            <text:p>38</text:p>
          </table:table-cell>
          <table:table-cell table:style-name="Default" office:value-type="float" office:value="2" calcext:value-type="float">
            <text:p>2</text:p>
          </table:table-cell>
          <table:table-cell table:style-name="ce14" table:formula="of:=[.$A31]*POWER(1024; 1) / [.E30]" office:value-type="float" office:value="2425.26315789474" calcext:value-type="float">
            <text:p>2425.26</text:p>
          </table:table-cell>
          <table:table-cell table:style-name="ce14" table:formula="of:= [.G30]/12" office:value-type="float" office:value="202.105263157895" calcext:value-type="float">
            <text:p>202.11</text:p>
          </table:table-cell>
          <table:table-cell table:number-columns-repeated="1015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39797760" calcext:value-type="float">
            <text:p>603979776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3" table:formula="of:=[.$A31]*POWER(1024; 1) / [.E31]" office:value-type="float" office:value="2425.26315789474" calcext:value-type="float">
            <text:p>2425.26</text:p>
          </table:table-cell>
          <table:table-cell table:style-name="ce13" table:formula="of:= [.G31]/12" office:value-type="float" office:value="202.105263157895" calcext:value-type="float">
            <text:p>202.11</text:p>
          </table:table-cell>
          <table:table-cell table:style-name="ce1" table:number-columns-repeated="10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xplan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eys 1 =&gt; primary key specified</text:p>
          </table:table-cell>
        </table:table-row>
        <table:table-row table:style-name="ro1">
          <table:table-cell office:value-type="string" calcext:value-type="string">
            <text:p>keys 2 =&gt; primary and distribution key specifie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unload: write data to S3, as result sizes &gt; 100mb cannot be sent to frontend in Redshif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7" office:value-type="string" calcext:value-type="string">
            <text:p>unload query:</text:p>
          </table:table-cell>
        </table:table-row>
        <table:table-row table:style-name="ro1">
          <table:table-cell office:value-type="string" calcext:value-type="string">
            <text:p>unload ('select key, sum(value), 987 from gib45uniq100perc group by key')</text:p>
          </table:table-cell>
        </table:table-row>
        <table:table-row table:style-name="ro1">
          <table:table-cell office:value-type="string" calcext:value-type="string">
            <text:p>to 's3://masters-thesis-mk/redshift-results/45gib/100perc/csv/'</text:p>
          </table:table-cell>
        </table:table-row>
        <table:table-row table:style-name="ro1">
          <table:table-cell office:value-type="string" calcext:value-type="string">
            <text:p>iam_role 'arn:aws:iam::962670871107:role/redshift-s3-access'</text:p>
          </table:table-cell>
        </table:table-row>
        <table:table-row table:style-name="ro1">
          <table:table-cell office:value-type="string" calcext:value-type="string">
            <text:p>region 'eu-central-1'</text:p>
          </table:table-cell>
        </table:table-row>
        <table:table-row table:style-name="ro1">
          <table:table-cell office:value-type="string" calcext:value-type="string">
            <text:p>allowoverwr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3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4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5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6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5" number:min-decimal-places="5" number:min-integer-digits="1" number:grouping="true"/>
    </number:number-style>
    <number:number-style style:name="N140">
      <number:number number:decimal-places="6" number:min-decimal-places="6" number:min-integer-digits="1" number:grouping="true"/>
    </number:number-style>
    <number:number-style style:name="N141">
      <number:number number:decimal-places="7" number:min-decimal-places="7" number:min-integer-digits="1" number:grouping="true"/>
    </number:number-style>
    <number:number-style style:name="N142">
      <number:number number:decimal-places="8" number:min-decimal-places="8" number:min-integer-digits="1" number:grouping="true"/>
    </number:number-style>
    <number:number-style style:name="N14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4:04:42.850914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12:14:01.350976306</meta:creation-date>
    <dc:date>2021-03-09T14:04:55.726196906</dc:date>
    <meta:editing-duration>P1DT6H47M43S</meta:editing-duration>
    <meta:editing-cycles>36</meta:editing-cycles>
    <meta:generator>LibreOffice/7.0.3.1$Linux_X86_64 LibreOffice_project/00$Build-1</meta:generator>
    <meta:document-statistic meta:table-count="2" meta:cell-count="287" meta:object-count="0"/>
  </office:meta>
</office:document-meta>
</file>